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1597" officeooo:paragraph-rsid="00201597"/>
    </style:style>
    <style:style style:name="P2" style:family="paragraph" style:parent-style-name="Standard">
      <style:text-properties officeooo:rsid="00219e01" officeooo:paragraph-rsid="00219e01"/>
    </style:style>
    <style:style style:name="P3" style:family="paragraph" style:parent-style-name="Standard">
      <style:text-properties officeooo:rsid="002304a4" officeooo:paragraph-rsid="002304a4"/>
    </style:style>
    <style:style style:name="P4" style:family="paragraph" style:parent-style-name="Standard">
      <style:text-properties officeooo:rsid="00251a7f" officeooo:paragraph-rsid="00251a7f"/>
    </style:style>
    <style:style style:name="P5" style:family="paragraph" style:parent-style-name="Standard">
      <style:text-properties officeooo:rsid="00251a7f" officeooo:paragraph-rsid="0026b284"/>
    </style:style>
    <style:style style:name="P6" style:family="paragraph" style:parent-style-name="Standard">
      <style:text-properties officeooo:rsid="00275a5a" officeooo:paragraph-rsid="00275a5a"/>
    </style:style>
    <style:style style:name="T1" style:family="text">
      <style:text-properties officeooo:rsid="00219e01"/>
    </style:style>
    <style:style style:name="T2" style:family="text">
      <style:text-properties officeooo:rsid="00251a7f"/>
    </style:style>
    <style:style style:name="T3" style:family="text">
      <style:text-properties officeooo:rsid="0026b284"/>
    </style:style>
    <style:style style:name="T4" style:family="text">
      <style:text-properties officeooo:rsid="00275a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xt:p>
      <text:p text:style-name="P1">Entendemos que es una serie de criterios y convenciones que los programadores y compiladores deben seguir para que se puedan llamar funciones de ASM desde C y de C desde ASM. Esto implica convenir sobre qué registros y posiciones de memoria utilizar y cómo, entre otras cosas.</text:p>
      <text:p text:style-name="P1">En la ABI de System V tanto para 32 como 64 bits la convencion de llamada se define fundamentalmente en las secciones “Function Calling Sequence”, donde justamente se especifica el uso de los registros y <text:span text:style-name="T1">el stack</text:span> en los llamados a función, <text:span text:style-name="T1">el pasaje de parámetros y el retorno de resultados</text:span> (sección 2.2. en 32 bits, 3.2. en 64 bits).</text:p>
      <text:p text:style-name="P1"/>
      <text:p text:style-name="P2">1.b.</text:p>
      <text:p text:style-name="P2">En C, el compilador (gcc, nasm). En ASM, el programador (papito).</text:p>
      <text:p text:style-name="P2"/>
      <text:p text:style-name="P2">1.c.</text:p>
      <text:p text:style-name="P2">El stack frame se define para cada llamado a función, y en este contexto es el espacio de memoria comprendido entre el primero de sus parámetros y el SP. Por lo tanto, el stack frame de una función llamadora incluye al stack frame de las funciones que invoca (y que a su vez podrían ser invocadas por esa otra función). </text:p>
      <text:p text:style-name="P2"/>
      <text:p text:style-name="P2">El prólogo es la parte del programa ASM en la que se reserva espacio en la pila para datos temporales propios del llamado a la función, se agrega padding para mantener al SP alineado a 16 bytes, y se guardan los valores de los registros no volátiles. Es parte de la función llamadora.</text:p>
      <text:p text:style-name="P2"/>
      <text:p text:style-name="P2">El epílogo es la parte del programa ASM en la que se restauran los registros no volatiles y se devuelve a la pila a su estado inicial pre-llamado. Es parte de la función invocada.</text:p>
      <text:p text:style-name="P2"/>
      <text:p text:style-name="P2">1.d.</text:p>
      <text:p text:style-name="P2">Este mecanismo consiste en primero restarle al SP algún múltiplo de 16 bytes (para mantenerlo alineado), de manera de dejar espacio libre en posiciones conocidas (relativas respecto al BP) en el stack. Luego, cuando se quiere almacenar un valor, se puede acceder a la posición de memoria deseada dentro de ese espacio reservado usando el BP (restandole un offset).</text:p>
      <text:p text:style-name="P2"/>
      <text:p text:style-name="P2">1.e.</text:p>
      <text:p text:style-name="P3">Es necesario alinear la pila a 16 bytes. Es irrelevante si la pila está o no alineada antes del llamado a función, porque el compilador se encarga de dejar el SP alineado al momento de la ejecución de la primera instrucción.</text:p>
      <text:p text:style-name="P3"/>
      <text:p text:style-name="P3">1.f.</text:p>
      <text:p text:style-name="P3">- Como data es un puntero (y el cambio en el struct no modifica al tamaño o tipo del puntero), y como r, g, b y a son del mismo tipo, el cambio de orden de campos del struct debería afectar al output de a_escala_de_grises pero no debería resultar en ningún tipo de error en la compilación o la ejecución. <text:span text:style-name="T2">La convención de llamada no cambia entre antes y después del cambio al struct.</text:span></text:p>
      <text:p text:style-name="P3"/>
      <text:p text:style-name="P3">- <text:span text:style-name="T2">En este caso, aunque ambos parámetros son ints de 64 bits, funcionalmente uno es un puntero y otro un valor primitivo. Por lo tanto el cambio en orden de los parámetros podría llevar a un error al momento de la ejecución del programa (por acceso a una posición de memoria incorrecta).</text:span></text:p>
      <text:p text:style-name="P4"><text:line-break/>Antes del <text:span text:style-name="T3">cambio</text:span> (32 bits): Los parámetros se guardan en el stack en orden (de mayores a menores posiciones de memoria): tamaño, array.</text:p>
      <text:p text:style-name="P4">Después del <text:span text:style-name="T3">cambio</text:span> (32 bits): Los parámetros se guardan en el stack en orden (de mayores a menores posiciones de memoria): array, tamaño.</text:p>
      <text:p text:style-name="P4">Antes del <text:span text:style-name="T3">cambio</text:span> (64 bits): Los parámetros se guardan en los registros: RDI:array, RSI:tamaño.</text:p>
      <text:p text:style-name="P4">Después del <text:span text:style-name="T3">cambio</text:span> (64 bits): Los parámetros se guardan en los registros: RSI:array, RDI:tamaño.</text:p>
      <text:p text:style-name="P4"><text:soft-page-break/></text:p>
      <text:p text:style-name="P4">- <text:span text:style-name="T4">Lo que cambia es que en RAX (asumimos 64 bits por el tipo de retorno) antes se guardaba un valor de 16 bits, y ahora uno de 64. Esto podría tener implicancias en el funcionamiento del programa, por ejemplo si se espera que los ids sean únicos. Luego del cambio podrían haber errores por generación de ids duplicados (por el hecho de estar leyendo sólo los primeros 16 bits de RAX, cuando ahora en realidad importan los 64)</text:span><text:span text:style-name="T3">.</text:span></text:p>
      <text:p text:style-name="P4"/>
      <text:p text:style-name="P5">- <text:span text:style-name="T3">Lo que va a ocurrir es que ahora el valor de RAX va a ser sobreescrito luego del llamado a función, cuando antes posiblemente no lo era. Esto podría implicar que el programa eventualmente funcione incorrectamente o termine en error.</text:span></text:p>
      <text:p text:style-name="P5"/>
      <text:p text:style-name="P5">- <text:span text:style-name="T4">Como uno de los parámetros es un float y el otro un int, y como no se tienen más parámetros, el reordenamiento no afecta en nada a la función. Esto es porque tanto antes como después del reordenamiento, a va a ser guardado en XMM0 y b en RDI (asumimos 64 bits por el hecho de estar operando con floats).</text:span></text:p>
      <text:p text:style-name="P5"/>
      <text:p text:style-name="P6">Es una pregunta muy general, y la respuesta también es muy general: puede pasar cualquier cosa. Depende del tipo de cambio y de cómo se esté usando a la función en el programa principal. Algunos cambios, como el del último ejemplo, son irrelevantes en cualquier caso (para la ABI analiza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20:10:45.555241781</meta:creation-date>
    <meta:generator>LibreOffice/7.6.6.3$Linux_X86_64 LibreOffice_project/60$Build-3</meta:generator>
    <dc:date>2024-04-09T22:09:38.187557282</dc:date>
    <meta:editing-duration>PT44M53S</meta:editing-duration>
    <meta:editing-cycles>1</meta:editing-cycles>
    <meta:document-statistic meta:table-count="0" meta:image-count="0" meta:object-count="0" meta:page-count="2" meta:paragraph-count="24" meta:word-count="802" meta:character-count="4457" meta:non-whitespace-character-count="3677"/>
  </office:meta>
</office:document-meta>
</file>